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fb92" officeooo:paragraph-rsid="0019fb92"/>
    </style:style>
    <style:style style:name="P2" style:family="paragraph" style:parent-style-name="Standard">
      <style:paragraph-properties fo:text-align="start" style:justify-single-word="false"/>
      <style:text-properties officeooo:rsid="002146de" officeooo:paragraph-rsid="002146de"/>
    </style:style>
    <style:style style:name="P3" style:family="paragraph" style:parent-style-name="Standard">
      <style:paragraph-properties fo:text-align="start" style:justify-single-word="false"/>
      <style:text-properties officeooo:paragraph-rsid="002146de"/>
    </style:style>
    <style:style style:name="P4" style:family="paragraph" style:parent-style-name="Standard">
      <style:paragraph-properties fo:text-align="start" style:justify-single-word="false"/>
      <style:text-properties officeooo:rsid="0024d99b" officeooo:paragraph-rsid="0024d99b"/>
    </style:style>
    <style:style style:name="T1" style:family="text">
      <style:text-properties officeooo:rsid="001b4460"/>
    </style:style>
    <style:style style:name="T2" style:family="text">
      <style:text-properties officeooo:rsid="001d10dc"/>
    </style:style>
    <style:style style:name="T3" style:family="text">
      <style:text-properties officeooo:rsid="002146de"/>
    </style:style>
    <style:style style:name="T4" style:family="text">
      <style:text-properties officeooo:rsid="002450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reenshot of https://mail.google.com/mail/</text:p>
      <text:p text:style-name="P2"/>
      <text:p text:style-name="P2">From: editor@ieee.com</text:p>
      <text:p text:style-name="P3"><text:span text:style-name="T3">To: namea@gmail.com, </text:span><text:span text:style-name="T4">nameb@gmail.com, namec@gmail.com,namee@gmail.com,st@gmail.com,ra@gmail.com,instructor1@gmail.com,instructor2@gmail.com</text:span></text:p>
      <text:p text:style-name="P2">Subject: Submission of your paper: <text:span text:style-name="T1">Data Visualization Patterns in Distributed Quantum Natural Language Processing</text:span></text:p>
      <text:p text:style-name="P2"/>
      <text:p text:style-name="P2"/>
      <text:p text:style-name="P2">Dear Author,</text:p>
      <text:p text:style-name="P2"/>
      <text:p text:style-name="P2">This email confirms that you have successfully submitted your paper on “<text:span text:style-name="T1">Data Visualization Patterns in Distributed Quantum Natural Language Processing” </text:span>authored by <text:span text:style-name="T1">Name A, Name B, Name C, Name D, ST, RA, Instructor</text:span><text:span text:style-name="T2">1, Instructor2 </text:span>at conference website, https://…..</text:p>
      <text:p text:style-name="P1"/>
      <text:p text:style-name="P2">Please review your submission and correct as necessary e.g., add all co-authors for correspondence, websites, linkedin, etc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23:59:19.477000000</meta:creation-date>
    <meta:editing-duration>P0D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80" meta:character-count="715" meta:non-whitespace-character-count="642"/>
  </office:meta>
</office:document-meta>
</file>